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70de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paragraph-properties fo:text-align="justify" style:justify-single-word="false"/>
      <style:text-properties officeooo:paragraph-rsid="001f70de"/>
    </style:style>
    <style:style style:name="P5" style:family="paragraph" style:parent-style-name="Standard">
      <style:paragraph-properties fo:margin-left="0.4917in" fo:margin-right="0in" fo:text-indent="0in" style:auto-text-indent="false"/>
    </style:style>
    <style:style style:name="P6" style:family="paragraph" style:parent-style-name="Standard">
      <style:paragraph-properties fo:margin-left="0.4917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top="0in" fo:margin-bottom="0in" loext:contextual-spacing="false"/>
      <style:text-properties officeooo:rsid="00171d06" officeooo:paragraph-rsid="00171d06"/>
    </style:style>
    <style:style style:name="P8" style:family="paragraph" style:parent-style-name="Standard">
      <style:paragraph-properties fo:margin-top="0in" fo:margin-bottom="0in" loext:contextual-spacing="false" fo:break-before="page"/>
      <style:text-properties officeooo:paragraph-rsid="001f5874"/>
    </style:style>
    <style:style style:name="P9" style:family="paragraph" style:parent-style-name="List_20_Paragraph">
      <style:paragraph-properties fo:margin-left="0.7417in" fo:margin-right="0in" fo:text-indent="0in" style:auto-text-indent="false"/>
    </style:style>
    <style:style style:name="P10" style:family="paragraph" style:parent-style-name="List_20_Paragraph">
      <style:paragraph-properties fo:margin-left="0.7417in" fo:margin-right="0in" fo:text-indent="0.2417in" style:auto-text-indent="false"/>
    </style:style>
    <style:style style:name="P11" style:family="paragraph" style:parent-style-name="List_20_Paragraph">
      <style:paragraph-properties fo:margin-left="2.2165in" fo:margin-right="0in" fo:text-indent="0.2417in" style:auto-text-indent="false"/>
    </style:style>
    <style:style style:name="P12" style:family="paragraph" style:parent-style-name="Table_20_Contents">
      <style:text-properties officeooo:rsid="0018e45b" officeooo:paragraph-rsid="0018e45b"/>
    </style:style>
    <style:style style:name="P13" style:family="paragraph" style:parent-style-name="Table_20_Contents">
      <style:text-properties officeooo:rsid="0018e45b" officeooo:paragraph-rsid="001a5d82"/>
    </style:style>
    <style:style style:name="P14" style:family="paragraph" style:parent-style-name="Table_20_Contents">
      <style:text-properties officeooo:paragraph-rsid="001a5d82"/>
    </style:style>
    <style:style style:name="P15" style:family="paragraph" style:parent-style-name="Table_20_Contents">
      <style:text-properties officeooo:rsid="001a5d82" officeooo:paragraph-rsid="001a5d82"/>
    </style:style>
    <style:style style:name="P16" style:family="paragraph" style:parent-style-name="List_20_Paragraph" style:list-style-name="WWNum1"/>
    <style:style style:name="P17" style:family="paragraph" style:parent-style-name="List_20_Paragraph" style:list-style-name="WWNum1">
      <style:text-properties style:font-name-asian="Calibri1" style:font-name-complex="Calibri1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9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20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2pt" style:font-name-asian="Calibri1" style:font-size-asian="12pt" style:font-name-complex="Calibri1" style:font-size-complex="12pt" style:font-weight-complex="bold"/>
    </style:style>
    <style:style style:name="P22" style:family="paragraph" style:parent-style-name="Standard">
      <style:paragraph-properties fo:margin-left="0.4917in" fo:margin-right="0in" fo:text-indent="0in" style:auto-text-indent="false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margin-left="0.4917in" fo:margin-right="0in" fo:text-indent="0in" style:auto-text-indent="false"/>
      <style:text-properties officeooo:paragraph-rsid="001fa502"/>
    </style:style>
    <style:style style:name="P24" style:family="paragraph" style:parent-style-name="Standard">
      <style:paragraph-properties fo:margin-left="0.4917in" fo:margin-right="0in" fo:text-indent="0in" style:auto-text-indent="false"/>
      <style:text-properties officeooo:paragraph-rsid="001f70de"/>
    </style:style>
    <style:style style:name="P25" style:family="paragraph" style:parent-style-name="Standard">
      <style:paragraph-properties fo:margin-left="0.4917in" fo:margin-right="0in" fo:text-indent="0in" style:auto-text-indent="false" fo:break-before="page"/>
      <style:text-properties officeooo:paragraph-rsid="00208cc2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Calibri" fo:font-size="12pt" style:font-name-asian="Calibri1" style:font-size-asian="12pt" style:font-name-complex="Calibri1" style:font-size-complex="12pt" style:font-weight-complex="bold"/>
    </style:style>
    <style:style style:name="P27" style:family="paragraph" style:parent-style-name="Standard">
      <style:paragraph-properties fo:break-before="page"/>
      <style:text-properties fo:font-size="12pt" fo:font-weight="bold" officeooo:paragraph-rsid="001a5d82" style:font-name-asian="Calibri1" style:font-size-asian="12pt" style:font-weight-asian="bold" style:font-name-complex="Calibri1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language="en" fo:country="US" officeooo:rsid="00171d06" officeooo:paragraph-rsid="00171d06" style:font-name-asian="Calibri1" style:font-size-asian="10pt" style:font-name-complex="Calibri1" style:font-size-complex="10pt" style:font-weight-complex="bold"/>
    </style:style>
    <style:style style:name="P29" style:family="paragraph" style:parent-style-name="Standard">
      <style:paragraph-properties fo:margin-top="0in" fo:margin-bottom="0in" loext:contextual-spacing="false"/>
      <style:text-properties fo:font-size="10pt" fo:language="en" fo:country="US" officeooo:rsid="00171d06" officeooo:paragraph-rsid="0022826c" style:font-name-asian="Calibri1" style:font-size-asian="10pt" style:font-name-complex="Calibri1" style:font-size-complex="10pt" style:font-weight-complex="bold"/>
    </style:style>
    <style:style style:name="P30" style:family="paragraph" style:parent-style-name="Standard">
      <style:paragraph-properties fo:margin-top="0in" fo:margin-bottom="0in" loext:contextual-spacing="false"/>
      <style:text-properties fo:font-size="10pt" fo:language="en" fo:country="US" officeooo:rsid="0022826c" officeooo:paragraph-rsid="0022826c" style:font-name-asian="Calibri1" style:font-size-asian="10pt" style:font-name-complex="Calibri1" style:font-size-complex="10pt" style:font-weight-complex="bold"/>
    </style:style>
    <style:style style:name="P31" style:family="paragraph" style:parent-style-name="Standard">
      <style:paragraph-properties fo:margin-top="0in" fo:margin-bottom="0in" loext:contextual-spacing="false" fo:break-before="pag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officeooo:rsid="001ce246" style:font-name-asian="Calibri1" style:font-name-complex="Calibri1"/>
    </style:style>
    <style:style style:name="T4" style:family="text">
      <style:text-properties officeooo:rsid="0022826c" style:font-name-asian="Calibri1" style:font-name-complex="Calibri1"/>
    </style:style>
    <style:style style:name="T5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Calibri1" style:font-name-complex="Calibri1"/>
    </style:style>
    <style:style style:name="T8" style:family="text">
      <style:text-properties fo:language="en" fo:country="US" officeooo:rsid="0022826c" style:font-name-asian="Calibri1" style:font-name-complex="Calibri1"/>
    </style:style>
    <style:style style:name="T9" style:family="text">
      <style:text-properties fo:language="en" fo:country="US" officeooo:rsid="00107acc"/>
    </style:style>
    <style:style style:name="T10" style:family="text">
      <style:text-properties style:font-name="Calibri" fo:language="en" fo:country="US" style:font-name-asian="Calibri1" style:font-name-complex="Calibri1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3" style:family="text">
      <style:text-properties style:font-name="Calibri" fo:font-size="12pt" style:font-name-asian="Calibri1" style:font-size-asian="12pt" style:font-name-complex="Calibri1" style:font-size-complex="12pt" style:font-weight-complex="bold"/>
    </style:style>
    <style:style style:name="T14" style:family="text">
      <style:text-properties style:font-name="Calibri" fo:font-size="12pt" officeooo:rsid="00152573" style:font-name-asian="Calibri1" style:font-size-asian="12pt" style:font-name-complex="Calibri1" style:font-size-complex="12pt" style:font-weight-complex="bold"/>
    </style:style>
    <style:style style:name="T15" style:family="text">
      <style:text-properties style:font-name="Calibri" fo:font-size="12pt" fo:language="en" fo:country="US" style:font-name-asian="Calibri1" style:font-size-asian="12pt" style:font-name-complex="Calibri1" style:font-size-complex="12pt" style:font-weight-complex="bold"/>
    </style:style>
    <style:style style:name="T16" style:family="text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17" style:family="text">
      <style:text-properties fo:font-size="10pt" fo:language="en" fo:country="US" style:font-name-asian="Calibri1" style:font-size-asian="10pt" style:font-name-complex="Calibri1" style:font-size-complex="10pt" style:font-weight-complex="bold"/>
    </style:style>
    <style:style style:name="T18" style:family="text">
      <style:text-properties fo:font-size="10pt" fo:language="en" fo:country="US" officeooo:rsid="0018e45b" style:font-name-asian="Calibri1" style:font-size-asian="10pt" style:font-name-complex="Calibri1" style:font-size-complex="10pt" style:font-weight-complex="bold"/>
    </style:style>
    <style:style style:name="T19" style:family="text">
      <style:text-properties style:text-line-through-style="none" style:text-line-through-type="none" style:text-position="sub 58%"/>
    </style:style>
    <style:style style:name="T20" style:family="text">
      <style:text-properties style:text-position="sub 58%"/>
    </style:style>
    <style:style style:name="T21" style:family="text">
      <style:text-properties officeooo:rsid="001a5d82"/>
    </style:style>
    <style:style style:name="T22" style:family="text">
      <style:text-properties officeooo:rsid="0022826c"/>
    </style:style>
    <style:style style:name="fr1" style:family="graphic" style:parent-style-name="OLE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1</text:p>
      <text:p text:style-name="P1">«Параллельная реализация решения системы линейных алгебраических уравнений с помощью MPI»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/>
      <text:p text:style-name="P1"><text:soft-page-break/></text:p>
      <text:p text:style-name="P20">Цели работы :</text:p>
      <text:list xml:id="list8994777415649698950" text:style-name="WWNum1">
        <text:list-item>
          <text:p text:style-name="P16"><text:span text:style-name="T1">Изучение методик распараллеливания задачи с помощью </text:span><text:span text:style-name="T7">MPI </text:span><text:span text:style-name="T1">.</text:span></text:p>
        </text:list-item>
        <text:list-item>
          <text:p text:style-name="P17">Измерение времени выполнения программы в зависимости от реализации распараллеливания.</text:p>
        </text:list-item>
        <text:list-item>
          <text:p text:style-name="P16">Выполнить профилирование программ на 16 ядрах.</text:p>
        </text:list-item>
        <text:list-item>
          <text:p text:style-name="P16">Сделать вывод о целесообразности использования первого или второго варианта программы.</text:p>
        </text:list-item>
      </text:list>
      <text:p text:style-name="Standard"/>
      <text:p text:style-name="Standard"/>
      <text:p text:style-name="Standard"/>
      <text:p text:style-name="P20">Вариант задания :</text:p>
      <text:p text:style-name="P9"><text:span text:style-name="T1">Решение СЛАУ итерационным методом: </text:span>преобразование решения на каждом шаге задается формулой: </text:p>
      <text:p text:style-name="P10"/>
      <text:p text:style-name="P11">x<text:span text:style-name="T19">n</text:span><text:span text:style-name="T20">+1 </text:span>= x<text:span text:style-name="T20">n</text:span> – τ(Ax<text:span text:style-name="T20">n</text:span> – b).</text:p>
      <text:p text:style-name="Standard"/>
      <text:p text:style-name="P5">Вариант 1: векторы x и b дублируются в каждом MPI-процессе.</text:p>
      <text:p text:style-name="P5">Вариант 2: векторы x и b разрезаются между MPI-процессами аналогично матрице A.</text:p>
      <text:p text:style-name="P5">Исходные данные:</text:p>
      <text:p text:style-name="P5">Элементы главной диагонали матрицы A равны 2.0, остальные равны 1.0.Все элементы вектора b равны N+1. В этом случае решением системы будет вектор, элементы которого равны 1.0.</text:p>
      <text:p text:style-name="P24"><text:span text:style-name="T6">N = </text:span><text:span text:style-name="T9">32000</text:span><text:span text:style-name="T6">.</text:span></text:p>
      <text:p text:style-name="P25"><draw:frame draw:style-name="fr1" draw:name="Object1" text:anchor-type="paragraph" svg:x="0.3717in" svg:y="0.2957in" svg:width="6.2992in" svg:height="3.5429in" draw:z-index="0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2" text:anchor-type="paragraph" svg:x="0.2882in" svg:y="3.8382in" svg:width="6.2992in" svg:height="3.5429in" draw:z-index="1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3" text:anchor-type="paragraph" svg:x="0.2882in" svg:y="7.2563in" svg:width="6.2992in" svg:height="3.5429in" draw:z-index="2"><draw:object xlink:href="./Object 8" xlink:type="simple" xlink:show="embed" xlink:actuate="onLoad"/><draw:image xlink:href="./ObjectReplacements/Object 8" xlink:type="simple" xlink:show="embed" xlink:actuate="onLoad"/></draw:frame><text:span text:style-name="T5"> Результаты измерения времени работы программы.</text:span><text:span text:style-name="T1"> </text:span></text:p>
      <text:p text:style-name="P27">Полный компилируемый листинг реализованной программы. </text:p>
      <text:p text:style-name="Standard"/>
      <text:p text:style-name="Standard"><text:span text:style-name="T16">1 </text:span><text:span text:style-name="T12">вариант</text:span></text:p>
      <text:p text:style-name="P30">#include &lt;iostream&gt;</text:p>
      <text:p text:style-name="P30">#include &lt;limits&gt;</text:p>
      <text:p text:style-name="P30">#include &lt;omp.h&gt;</text:p>
      <text:p text:style-name="P30">using namespace std;</text:p>
      <text:p text:style-name="P30"/>
      <text:p text:style-name="P30">double dotProduct(double* f, double* s, int N) {</text:p>
      <text:p text:style-name="P30"><text:s text:c="4"/>double res = 0;</text:p>
      <text:p text:style-name="P30"/>
      <text:p text:style-name="P30"><text:s text:c="4"/>for (int i = 0; i &lt; N; i++)</text:p>
      <text:p text:style-name="P30"><text:s text:c="8"/>res += f[i]*s[i];</text:p>
      <text:p text:style-name="P30"/>
      <text:p text:style-name="P30"><text:s text:c="4"/>return res;</text:p>
      <text:p text:style-name="P30">}</text:p>
      <text:p text:style-name="P30"/>
      <text:p text:style-name="P30">double* slauSolveIteration(double* matrix,</text:p>
      <text:p text:style-name="P30"><text:s text:c="34"/>double* b,</text:p>
      <text:p text:style-name="P30"><text:s text:c="34"/>size_t N,</text:p>
      <text:p text:style-name="P30"><text:s text:c="34"/>double epsilon = 0.00001,</text:p>
      <text:p text:style-name="P30"><text:s text:c="34"/>double tau = 0.01) {</text:p>
      <text:p text:style-name="P30"><text:s text:c="4"/>double bVal = 0;</text:p>
      <text:p text:style-name="P30"><text:s text:c="4"/>#pragma omp parallel for reduction(+:bVal)</text:p>
      <text:p text:style-name="P30"><text:s text:c="4"/>for (int i = 0; i &lt; N; ++i) bVal += b[i] * b[i];</text:p>
      <text:p text:style-name="P30"/>
      <text:p text:style-name="P30"><text:s text:c="4"/>double* x = new double[N];</text:p>
      <text:p text:style-name="P30"><text:s text:c="4"/>double* tmpRes = new double[N];</text:p>
      <text:p text:style-name="P30"><text:s text:c="4"/>double tmpVal;</text:p>
      <text:p text:style-name="P30"/>
      <text:p text:style-name="P30"><text:s text:c="4"/>epsilon *= epsilon;</text:p>
      <text:p text:style-name="P30"><text:s text:c="4"/>double crit;</text:p>
      <text:p text:style-name="P30"><text:s text:c="4"/>double prevcrit = numeric_limits&lt;double&gt;::max();</text:p>
      <text:p text:style-name="P30"><text:s text:c="4"/>while(true) {</text:p>
      <text:p text:style-name="P30"><text:s text:c="8"/>tmpVal = 0;</text:p>
      <text:p text:style-name="P30"><text:s text:c="8"/>#pragma omp parallel for reduction(+:tmpVal)</text:p>
      <text:p text:style-name="P30"><text:s text:c="8"/>for (int i = 0; i &lt; N; i++) {</text:p>
      <text:p text:style-name="P30"><text:s text:c="12"/>tmpRes[i] = dotProduct(matrix + i*N, x, N) - b[i];</text:p>
      <text:p text:style-name="P30"><text:s text:c="12"/>tmpVal += tmpRes[i] * tmpRes[i];</text:p>
      <text:p text:style-name="P30"><text:s text:c="8"/>}</text:p>
      <text:p text:style-name="P30"><text:s text:c="8"/>crit = tmpVal / bVal;</text:p>
      <text:p text:style-name="P30"><text:s text:c="8"/>if (crit &lt; epsilon) break;</text:p>
      <text:p text:style-name="P30"><text:s text:c="8"/>if (crit &gt; prevcrit) tau *= 0.1;</text:p>
      <text:p text:style-name="P30"><text:s text:c="8"/>prevcrit = crit;</text:p>
      <text:p text:style-name="P30"><text:s text:c="8"/>#pragma omp parallel for</text:p>
      <text:p text:style-name="P30"><text:s text:c="8"/>for (int i = 0; i &lt; N; ++i) {</text:p>
      <text:p text:style-name="P30"><text:s text:c="12"/>x[i] = x[i] - tau*tmpRes[i];</text:p>
      <text:p text:style-name="P30"><text:s text:c="12"/>tmpRes[i] = 0;</text:p>
      <text:p text:style-name="P30"><text:s text:c="8"/>}</text:p>
      <text:p text:style-name="P30"/>
      <text:p text:style-name="P30"><text:s text:c="4"/>}</text:p>
      <text:p text:style-name="P30"><text:s text:c="4"/>delete[] tmpRes;</text:p>
      <text:p text:style-name="P30"><text:s text:c="4"/>return x;</text:p>
      <text:p text:style-name="P30">}</text:p>
      <text:p text:style-name="P30"><text:soft-page-break/></text:p>
      <text:p text:style-name="P30">int main(void) {</text:p>
      <text:p text:style-name="P30"><text:s text:c="4"/>int N = 32000;</text:p>
      <text:p text:style-name="P30"/>
      <text:p text:style-name="P30"><text:s text:c="4"/>double* matrix = new double[N * N];</text:p>
      <text:p text:style-name="P30"><text:s text:c="4"/>double* b = new double[N];</text:p>
      <text:p text:style-name="P30"/>
      <text:p text:style-name="P30"><text:s text:c="4"/>double st, cm, fn;</text:p>
      <text:p text:style-name="P30"><text:s text:c="4"/>// int tn = omp_get_num_threads();</text:p>
      <text:p text:style-name="P30"/>
      <text:p text:style-name="P30"><text:s text:c="4"/>st = omp_get_wtime();</text:p>
      <text:p text:style-name="P30"/>
      <text:p text:style-name="P30"><text:s text:c="4"/>#pragma omp parallel for </text:p>
      <text:p text:style-name="P30"><text:s text:c="4"/>for (int i = 0; i &lt; N; i++) {</text:p>
      <text:p text:style-name="P30"><text:s text:c="8"/>b[i] = N + 1;</text:p>
      <text:p text:style-name="P30"><text:s text:c="8"/>for (int j = 0; j &lt; N; j++)</text:p>
      <text:p text:style-name="P30"><text:s text:c="12"/>matrix[i * N + j] = (i == j)? 2 : 1;</text:p>
      <text:p text:style-name="P30"><text:s text:c="4"/>}</text:p>
      <text:p text:style-name="P30"><text:s text:c="4"/>cm = omp_get_wtime();</text:p>
      <text:p text:style-name="P30"/>
      <text:p text:style-name="P30"><text:s text:c="4"/>double* x = slauSolveIteration(matrix, b, N);</text:p>
      <text:p text:style-name="P30"/>
      <text:p text:style-name="P30"><text:s text:c="4"/>fn = omp_get_wtime();</text:p>
      <text:p text:style-name="P30"><text:s text:c="4"/>cout &lt;&lt; "time = " &lt;&lt; fn - st &lt;&lt; "; computing: " &lt;&lt; fn - cm &lt;&lt; endl;</text:p>
      <text:p text:style-name="P30"><text:s text:c="4"/>delete[] matrix;</text:p>
      <text:p text:style-name="P30"><text:s text:c="4"/>delete[] b;</text:p>
      <text:p text:style-name="P30"><text:s text:c="4"/>delete[] x;</text:p>
      <text:p text:style-name="P30"><text:s text:c="4"/>return 0;</text:p>
      <text:p text:style-name="P30">}</text:p>
      <text:p text:style-name="P8"><text:span text:style-name="T16">2 </text:span><text:span text:style-name="T12">вариант</text:span></text:p>
      <text:p text:style-name="P29"><text:span text:style-name="T22">#include &lt;iostream&gt;</text:span></text:p>
      <text:p text:style-name="P30">#include &lt;limits&gt;</text:p>
      <text:p text:style-name="P30">#include &lt;omp.h&gt;</text:p>
      <text:p text:style-name="P30"/>
      <text:p text:style-name="P30">using namespace std;</text:p>
      <text:p text:style-name="P30">double dotProduct(double* f, double* s, int N) {</text:p>
      <text:p text:style-name="P30"><text:s text:c="4"/>double res = 0;</text:p>
      <text:p text:style-name="P30"/>
      <text:p text:style-name="P30"><text:s text:c="4"/>for (int i = 0; i &lt; N; i++)</text:p>
      <text:p text:style-name="P30"><text:s text:c="8"/>res += f[i]*s[i];</text:p>
      <text:p text:style-name="P30"/>
      <text:p text:style-name="P30"><text:s text:c="4"/>return res;</text:p>
      <text:p text:style-name="P30">}</text:p>
      <text:p text:style-name="P30"/>
      <text:p text:style-name="P30">double* slauSolveIteration(double* matrix,</text:p>
      <text:p text:style-name="P30"><text:s text:c="34"/>double* b,</text:p>
      <text:p text:style-name="P30"><text:s text:c="34"/>size_t N,</text:p>
      <text:p text:style-name="P30"><text:s text:c="34"/>double epsilon = 0.00001,</text:p>
      <text:p text:style-name="P30"><text:s text:c="34"/>double tau = 0.01) {</text:p>
      <text:p text:style-name="P30"><text:s text:c="4"/>double bVal = 0;</text:p>
      <text:p text:style-name="P30"><text:s text:c="4"/>#pragma omp parallel for reduction(+:bVal)</text:p>
      <text:p text:style-name="P30"><text:s text:c="4"/>for (int i = 0; i &lt; N; ++i) bVal += b[i] * b[i];</text:p>
      <text:p text:style-name="P30"/>
      <text:p text:style-name="P30"><text:s text:c="4"/>double* x = new double[N];</text:p>
      <text:p text:style-name="P30"><text:s text:c="4"/>double* tmpRes = new double[N];</text:p>
      <text:p text:style-name="P30"><text:s text:c="4"/>double tmpVal;</text:p>
      <text:p text:style-name="P30"/>
      <text:p text:style-name="P30"><text:s text:c="4"/>epsilon *= epsilon;</text:p>
      <text:p text:style-name="P30"><text:s text:c="4"/>double crit;</text:p>
      <text:p text:style-name="P30"><text:s text:c="4"/>double prevcrit = numeric_limits&lt;double&gt;::max();</text:p>
      <text:p text:style-name="P30"><text:s text:c="4"/>#pragma omp parallel</text:p>
      <text:p text:style-name="P30"><text:s text:c="4"/>while(true) {</text:p>
      <text:p text:style-name="P30"><text:s text:c="8"/>tmpVal = 0;</text:p>
      <text:p text:style-name="P30"><text:s text:c="8"/>#pragma omp for reduction(+:tmpVal)</text:p>
      <text:p text:style-name="P30"><text:s text:c="12"/>for (int i = 0; i &lt; N; i++)</text:p>
      <text:p text:style-name="P30"><text:s text:c="12"/>{</text:p>
      <text:p text:style-name="P30"><text:s text:c="16"/>tmpRes[i] = dotProduct(matrix + i*N, x, N) - b[i];</text:p>
      <text:p text:style-name="P30"><text:s text:c="16"/>tmpVal += tmpRes[i] * tmpRes[i];</text:p>
      <text:p text:style-name="P30"><text:s text:c="12"/>}</text:p>
      <text:p text:style-name="P30"><text:s text:c="8"/>crit = tmpVal / bVal;</text:p>
      <text:p text:style-name="P30"><text:s text:c="8"/>if (crit &lt; epsilon) break;</text:p>
      <text:p text:style-name="P30"><text:s text:c="8"/>if (crit &gt; prevcrit) tau *= 0.1;</text:p>
      <text:p text:style-name="P30"><text:s text:c="8"/>prevcrit = crit;</text:p>
      <text:p text:style-name="P30"><text:s text:c="8"/>#pragma omp for</text:p>
      <text:p text:style-name="P30"><text:s text:c="12"/>for (int i = 0; i &lt; N; ++i)</text:p>
      <text:p text:style-name="P30"><text:s text:c="12"/>{</text:p>
      <text:p text:style-name="P30"><text:s text:c="16"/>x[i] = x[i] - tau*tmpRes[i];</text:p>
      <text:p text:style-name="P30"><text:s text:c="16"/>tmpRes[i] = 0;</text:p>
      <text:p text:style-name="P30"><text:s text:c="12"/>}</text:p>
      <text:p text:style-name="P30"/>
      <text:p text:style-name="P30"><text:s text:c="4"/>}</text:p>
      <text:p text:style-name="P30"><text:s text:c="4"/>delete[] tmpRes;</text:p>
      <text:p text:style-name="P30"><text:s text:c="4"/>return x;</text:p>
      <text:p text:style-name="P30">}</text:p>
      <text:p text:style-name="P30"/>
      <text:p text:style-name="P30"><text:soft-page-break/>int main(void) {</text:p>
      <text:p text:style-name="P30"><text:s text:c="4"/>int N = 32000;</text:p>
      <text:p text:style-name="P30"/>
      <text:p text:style-name="P30"><text:s text:c="4"/>double* matrix = new double[N * N];</text:p>
      <text:p text:style-name="P30"><text:s text:c="4"/>double* b = new double[N];</text:p>
      <text:p text:style-name="P30"/>
      <text:p text:style-name="P30"><text:s text:c="4"/>double st, cm, fn;</text:p>
      <text:p text:style-name="P30"><text:s text:c="4"/>// int tn = omp_get_num_threads();</text:p>
      <text:p text:style-name="P30"/>
      <text:p text:style-name="P30"><text:s text:c="4"/>st = omp_get_wtime();</text:p>
      <text:p text:style-name="P30"/>
      <text:p text:style-name="P30"><text:s text:c="4"/>#pragma omp parallel for </text:p>
      <text:p text:style-name="P30"><text:s text:c="4"/>for (int i = 0; i &lt; N; i++) {</text:p>
      <text:p text:style-name="P30"><text:s text:c="8"/>b[i] = N + 1;</text:p>
      <text:p text:style-name="P30"><text:s text:c="8"/>for (int j = 0; j &lt; N; j++)</text:p>
      <text:p text:style-name="P30"><text:s text:c="12"/>matrix[i * N + j] = (i == j)? 2 : 1;</text:p>
      <text:p text:style-name="P30"><text:s text:c="4"/>}</text:p>
      <text:p text:style-name="P30"><text:s text:c="4"/>cm = omp_get_wtime();</text:p>
      <text:p text:style-name="P30"/>
      <text:p text:style-name="P30"><text:s text:c="4"/>double* x = slauSolveIteration(matrix, b, N);</text:p>
      <text:p text:style-name="P30"/>
      <text:p text:style-name="P30"><text:s text:c="4"/>fn = omp_get_wtime();</text:p>
      <text:p text:style-name="P30"><text:s text:c="4"/>cout &lt;&lt; "time = " &lt;&lt; fn - st &lt;&lt; "; computing: " &lt;&lt; fn - cm &lt;&lt; endl;</text:p>
      <text:p text:style-name="P30"><text:s text:c="4"/>delete[] matrix;</text:p>
      <text:p text:style-name="P30"><text:s text:c="4"/>delete[] b;</text:p>
      <text:p text:style-name="P30"><text:s text:c="4"/>delete[] x;</text:p>
      <text:p text:style-name="P30"><text:s text:c="4"/>return 0;</text:p>
      <text:p text:style-name="P30">}</text:p>
      <text:p text:style-name="P31">Вывод по результатам лабораторной работы.</text:p>
      <text:p text:style-name="P5"><text:span text:style-name="T1">В данной лабораторной работе были изучены методики распараллеливания задачи с помощью </text:span><text:span text:style-name="T8">openMP</text:span><text:span text:style-name="T1">.</text:span></text:p>
      <text:p text:style-name="P5"><text:span text:style-name="T1">По результатам измерения времени работы, ускорения и эффективности, можно сделать вывод, что </text:span><text:span text:style-name="T3">варианты программы </text:span><text:span text:style-name="T4">практически идентичны</text:span><text:span text:style-name="T1">. 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Название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creation-date>2012-08-07T04:01:00</meta:creation-date>
    <dc:date>2017-05-02T03:59:11.663334421</dc:date>
    <dc:language>ru-RU</dc:language>
    <meta:editing-duration>P1DT14H37M34S</meta:editing-duration>
    <meta:generator>LibreOffice/5.1.6.2$Linux_X86_64 LibreOffice_project/10m0$Build-2</meta:generator>
    <meta:document-statistic meta:table-count="0" meta:image-count="0" meta:object-count="3" meta:page-count="8" meta:paragraph-count="159" meta:word-count="765" meta:character-count="5147" meta:non-whitespace-character-count="359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447cm" svg:y="0.315cm" chart:style-name="ch2">
          <text:p>Время работы</text:p>
        </chart:title>
        <chart:legend chart:legend-position="end" svg:x="14.258cm" svg:y="3.951cm" style:legend-expansion="high" chart:style-name="ch3"/>
        <chart:plot-area chart:style-name="ch4" chart:data-source-has-labels="both" svg:x="1.33cm" svg:y="1.273cm" svg:width="12.609cm" svg:height="6.566cm">
          <chartooo:coordinate-region svg:x="1.951cm" svg:y="1.472cm" svg:width="11.801cm" svg:height="5.72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70.6074">
                <text:p>70.6074</text:p>
              </table:table-cell>
              <table:table-cell office:value-type="float" office:value="36.5861">
                <text:p>36.5861</text:p>
              </table:table-cell>
              <table:table-cell office:value-type="float" office:value="30.5955">
                <text:p>30.5955</text:p>
              </table:table-cell>
              <table:table-cell office:value-type="float" office:value="22.2044">
                <text:p>22.2044</text:p>
              </table:table-cell>
              <table:table-cell office:value-type="float" office:value="23.4316">
                <text:p>23.4316</text:p>
              </table:table-cell>
              <table:table-cell office:value-type="float" office:value="20.9576">
                <text:p>20.9576</text:p>
              </table:table-cell>
              <table:table-cell office:value-type="float" office:value="21.1333">
                <text:p>21.1333</text:p>
              </table:table-cell>
              <table:table-cell office:value-type="float" office:value="27.3873">
                <text:p>27.3873</text:p>
              </table:table-cell>
              <table:table-cell office:value-type="float" office:value="19.6488">
                <text:p>19.6488</text:p>
              </table:table-cell>
              <table:table-cell office:value-type="float" office:value="20.165">
                <text:p>20.165</text:p>
              </table:table-cell>
              <table:table-cell office:value-type="float" office:value="19.6687">
                <text:p>19.6687</text:p>
              </table:table-cell>
              <table:table-cell office:value-type="float" office:value="19.4071">
                <text:p>19.4071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65.7775">
                <text:p>65.7775</text:p>
              </table:table-cell>
              <table:table-cell office:value-type="float" office:value="36.5987">
                <text:p>36.5987</text:p>
              </table:table-cell>
              <table:table-cell office:value-type="float" office:value="31.4751">
                <text:p>31.4751</text:p>
              </table:table-cell>
              <table:table-cell office:value-type="float" office:value="22.3162">
                <text:p>22.3162</text:p>
              </table:table-cell>
              <table:table-cell office:value-type="float" office:value="24.377">
                <text:p>24.377</text:p>
              </table:table-cell>
              <table:table-cell office:value-type="float" office:value="20.9563">
                <text:p>20.9563</text:p>
              </table:table-cell>
              <table:table-cell office:value-type="float" office:value="20.2719">
                <text:p>20.2719</text:p>
              </table:table-cell>
              <table:table-cell office:value-type="float" office:value="26.358">
                <text:p>26.358</text:p>
              </table:table-cell>
              <table:table-cell office:value-type="float" office:value="18.9731">
                <text:p>18.9731</text:p>
              </table:table-cell>
              <table:table-cell office:value-type="float" office:value="NaN">
                <text:p>NaN</text:p>
              </table:table-cell>
              <table:table-cell office:value-type="float" office:value="19.7062">
                <text:p>19.7062</text:p>
              </table:table-cell>
              <table:table-cell office:value-type="float" office:value="19.671">
                <text:p>19.6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857cm" svg:y="0.315cm" chart:style-name="ch2">
          <text:p>Ускорение</text:p>
        </chart:title>
        <chart:legend chart:legend-position="end" svg:x="14.258cm" svg:y="3.951cm" style:legend-expansion="high" chart:style-name="ch3"/>
        <chart:plot-area chart:style-name="ch4" chart:data-source-has-labels="both" svg:x="1.33cm" svg:y="1.273cm" svg:width="12.609cm" svg:height="6.566cm">
          <chartooo:coordinate-region svg:x="2.057cm" svg:y="1.472cm" svg:width="11.695cm" svg:height="5.72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0.931594988627254">
                <text:p>0.931594988627254</text:p>
              </table:table-cell>
              <table:table-cell office:value-type="float" office:value="1.7978822558294">
                <text:p>1.7978822558294</text:p>
              </table:table-cell>
              <table:table-cell office:value-type="float" office:value="2.14990766616006">
                <text:p>2.14990766616006</text:p>
              </table:table-cell>
              <table:table-cell office:value-type="float" office:value="2.96236331537893">
                <text:p>2.96236331537893</text:p>
              </table:table-cell>
              <table:table-cell office:value-type="float" office:value="2.80721333583707">
                <text:p>2.80721333583707</text:p>
              </table:table-cell>
              <table:table-cell office:value-type="float" office:value="3.13859888536855">
                <text:p>3.13859888536855</text:p>
              </table:table-cell>
              <table:table-cell office:value-type="float" office:value="3.11250490931374">
                <text:p>3.11250490931374</text:p>
              </table:table-cell>
              <table:table-cell office:value-type="float" office:value="2.40175190690576">
                <text:p>2.40175190690576</text:p>
              </table:table-cell>
              <table:table-cell office:value-type="float" office:value="3.3476599079842">
                <text:p>3.3476599079842</text:p>
              </table:table-cell>
              <table:table-cell office:value-type="float" office:value="3.26196379866105">
                <text:p>3.26196379866105</text:p>
              </table:table-cell>
              <table:table-cell office:value-type="float" office:value="3.34427288026153">
                <text:p>3.34427288026153</text:p>
              </table:table-cell>
              <table:table-cell office:value-type="float" office:value="3.38935235042845">
                <text:p>3.3893523504284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">
                <text:p>1</text:p>
              </table:table-cell>
              <table:table-cell office:value-type="float" office:value="1.79726329077262">
                <text:p>1.79726329077262</text:p>
              </table:table-cell>
              <table:table-cell office:value-type="float" office:value="2.08982656131355">
                <text:p>2.08982656131355</text:p>
              </table:table-cell>
              <table:table-cell office:value-type="float" office:value="2.94752242765345">
                <text:p>2.94752242765345</text:p>
              </table:table-cell>
              <table:table-cell office:value-type="float" office:value="2.69834270008615">
                <text:p>2.69834270008615</text:p>
              </table:table-cell>
              <table:table-cell office:value-type="float" office:value="3.1387935847454">
                <text:p>3.1387935847454</text:p>
              </table:table-cell>
              <table:table-cell office:value-type="float" office:value="3.244762454432">
                <text:p>3.244762454432</text:p>
              </table:table-cell>
              <table:table-cell office:value-type="float" office:value="2.49554215039077">
                <text:p>2.49554215039077</text:p>
              </table:table-cell>
              <table:table-cell office:value-type="float" office:value="3.46688205933664">
                <text:p>3.46688205933664</text:p>
              </table:table-cell>
              <table:table-cell office:value-type="float" office:value="NaN">
                <text:p>NaN</text:p>
              </table:table-cell>
              <table:table-cell office:value-type="float" office:value="3.33790888146878">
                <text:p>3.33790888146878</text:p>
              </table:table-cell>
              <table:table-cell office:value-type="float" office:value="3.34388185654008">
                <text:p>3.343881856540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36cm" svg:y="0.315cm" chart:style-name="ch2">
          <text:p>Эффективность</text:p>
        </chart:title>
        <chart:legend chart:legend-position="end" svg:x="14.258cm" svg:y="3.951cm" style:legend-expansion="high" chart:style-name="ch3"/>
        <chart:plot-area chart:style-name="ch4" chart:data-source-has-labels="both" svg:x="1.33cm" svg:y="1.273cm" svg:width="12.609cm" svg:height="6.566cm">
          <chartooo:coordinate-region svg:x="2.057cm" svg:y="1.473cm" svg:width="11.695cm" svg:height="5.719cm"/>
          <chart:axis chart:dimension="x" chart:name="primary-x" chart:style-name="ch5" chartooo:axis-type="auto">
            <chartooo:date-scale/>
            <chart:title svg:x="6.518cm" svg:y="8.018cm" chart:style-name="ch6">
              <text:p>кол-во потоков</text:p>
            </chart:title>
            <chart:categories table:cell-range-address="local-table.$B$1:.$M$1"/>
          </chart:axis>
          <chart:axis chart:dimension="y" chart:name="primary-y" chart:style-name="ch5">
            <chart:title svg:x="0.451cm" svg:y="5.394cm" chart:style-name="ch7">
              <text:p>время, сек</text:p>
            </chart:title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for</text:p>
              </table:table-cell>
              <table:table-cell office:value-type="float" office:value="0.931594988627254">
                <text:p>0.931594988627254</text:p>
              </table:table-cell>
              <table:table-cell office:value-type="float" office:value="0.8989411279147">
                <text:p>0.8989411279147</text:p>
              </table:table-cell>
              <table:table-cell office:value-type="float" office:value="0.716635888720019">
                <text:p>0.716635888720019</text:p>
              </table:table-cell>
              <table:table-cell office:value-type="float" office:value="0.740590828844733">
                <text:p>0.740590828844733</text:p>
              </table:table-cell>
              <table:table-cell office:value-type="float" office:value="0.561442667167415">
                <text:p>0.561442667167415</text:p>
              </table:table-cell>
              <table:table-cell office:value-type="float" office:value="0.523099814228092">
                <text:p>0.523099814228092</text:p>
              </table:table-cell>
              <table:table-cell office:value-type="float" office:value="0.444643558473391">
                <text:p>0.444643558473391</text:p>
              </table:table-cell>
              <table:table-cell office:value-type="float" office:value="0.300218988363219">
                <text:p>0.300218988363219</text:p>
              </table:table-cell>
              <table:table-cell office:value-type="float" office:value="0.371962211998245">
                <text:p>0.371962211998245</text:p>
              </table:table-cell>
              <table:table-cell office:value-type="float" office:value="0.326196379866105">
                <text:p>0.326196379866105</text:p>
              </table:table-cell>
              <table:table-cell office:value-type="float" office:value="0.304024807296503">
                <text:p>0.304024807296503</text:p>
              </table:table-cell>
              <table:table-cell office:value-type="float" office:value="0.282446029202371">
                <text:p>0.28244602920237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">
                <text:p>1</text:p>
              </table:table-cell>
              <table:table-cell office:value-type="float" office:value="0.898631645386311">
                <text:p>0.898631645386311</text:p>
              </table:table-cell>
              <table:table-cell office:value-type="float" office:value="0.696608853771182">
                <text:p>0.696608853771182</text:p>
              </table:table-cell>
              <table:table-cell office:value-type="float" office:value="0.736880606913363">
                <text:p>0.736880606913363</text:p>
              </table:table-cell>
              <table:table-cell office:value-type="float" office:value="0.539668540017229">
                <text:p>0.539668540017229</text:p>
              </table:table-cell>
              <table:table-cell office:value-type="float" office:value="0.523132264124233">
                <text:p>0.523132264124233</text:p>
              </table:table-cell>
              <table:table-cell office:value-type="float" office:value="0.463537493490285">
                <text:p>0.463537493490285</text:p>
              </table:table-cell>
              <table:table-cell office:value-type="float" office:value="0.311942768798847">
                <text:p>0.311942768798847</text:p>
              </table:table-cell>
              <table:table-cell office:value-type="float" office:value="0.385209117704071">
                <text:p>0.385209117704071</text:p>
              </table:table-cell>
              <table:table-cell office:value-type="float" office:value="NaN">
                <text:p>NaN</text:p>
              </table:table-cell>
              <table:table-cell office:value-type="float" office:value="0.303446261951707">
                <text:p>0.303446261951707</text:p>
              </table:table-cell>
              <table:table-cell office:value-type="float" office:value="0.27865682137834">
                <text:p>0.278656821378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